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16d7b" officeooo:paragraph-rsid="00016d7b"/>
    </style:style>
    <style:style style:name="P2" style:family="paragraph" style:parent-style-name="Standard">
      <style:text-properties officeooo:rsid="000203fc" officeooo:paragraph-rsid="000203fc"/>
    </style:style>
    <style:style style:name="T1" style:family="text">
      <style:text-properties officeooo:rsid="000203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ia-me oldserver.py</text:p>
      <text:p text:style-name="P1">Para inicia o servidor execute o scripit em python contido no arquivo oldserver.py da seguinte forma:</text:p>
      <text:p text:style-name="P1"><text:tab/>./oldserver.py</text:p>
      <text:p text:style-name="P1">No início do arquivo é possível editar as pordas dos sockets UDP(UDP_PORT) <text:s/>e TCP(TCP_PORT) utilizados, o tempo entre cada checagem por clientes inativos(CHECK_PERIOD) e o limite de tempo permitido para clientes antes de serem retirados da lista de clientes(CHECK_TIMEOUT) e támbem o tamanho maximo da fila de espera por conexoes TCP..</text:p>
      <text:p text:style-name="P1">O servidor guardará as informações dos clientes em arquivos que ele manipulará durante sua execução. São eles:</text:p>
      <text:p text:style-name="P1">_______________________________________________________________________________</text:p>
      <text:p text:style-name="P1">[username.gm] → um para cada usuario com informacoes de potuação e status de um jogo em andamento no seguinte formato:</text:p>
      <text:p text:style-name="P2"/>
      <text:p text:style-name="P2">PONTUACAO</text:p>
      <text:p text:style-name="P2">ADVERSARIO</text:p>
      <text:p text:style-name="P2">SERVER|CLIENTE DO CHAT</text:p>
      <text:p text:style-name="P2">PORTA</text:p>
      <text:p text:style-name="P2">CLASSE 0 | 1</text:p>
      <text:p text:style-name="P2">FILENAME</text:p>
      <text:p text:style-name="P2"/>
      <text:p text:style-name="P2">onde classe é a marca no jogo (x ou o) e o filename é o nome do arquivo comum da partida compartilhado pelos dois jogadores</text:p>
      <text:p text:style-name="P2">________________________________________________________________________________</text:p>
      <text:p text:style-name="P1">[username<text:span text:style-name="T1">AusernameB</text:span>] →<text:span text:style-name="T1"> um para cada dupla de jogadores que já jogaram alguma partida com informacoes da ultima partina no seguinte formato:</text:span></text:p>
      <text:p text:style-name="P1"/>
      <text:p text:style-name="P2">VEZ</text:p>
      <text:p text:style-name="P2">POS0 POS1 POS2 <text:s/>POS3 POS4 POS5 POS6 POS7 POS8</text:p>
      <text:p text:style-name="P2"/>
      <text:p text:style-name="P2">onde POSi é um valor entre {0,1,2} que simboliza 0: posicao do tabuleiro livre, 1 posicao marcada pelo jogador1 2 posicao marcada pelo jogador2.</text:p>
      <text:p text:style-name="P2">________________________________________________________________________________</text:p>
      <text:p text:style-name="P2">users → arquivo que contendo os usuario já cadastrados e suas senha no seguinte formato:</text:p>
      <text:p text:style-name="P2">user1;senha1</text:p>
      <text:p text:style-name="P2">user2;senha2</text:p>
      <text:p text:style-name="P2">:<text:tab/>:</text:p>
      <text:p text:style-name="P2">.<text:tab/>.</text:p>
      <text:p text:style-name="P2">________________________________________________________________________________</text:p>
      <text:p text:style-name="P2">log/[username] → um para cada usuario já cadastrado no servidor. Contendo informaçôes sobre cada comando executado em cada atividade do mesmo. Segue o seguinte formato:</text:p>
      <text:p text:style-name="P2">[DIADASEMANA MES DIADOMES HORA:MIN:SEG ANO] COMANDO|COMENTARIO</text:p>
      <text:p text:style-name="P2">[DIADASEMANA MES DIADOMES HORA:MIN:SEG ANO] COMANDO|COMENTARIO</text:p>
      <text:p text:style-name="P2">:<text:tab/>:<text:tab/>:<text:tab/>:<text:tab/>:<text:tab/>:<text:tab/>:<text:tab/>:<text:tab/>:<text:tab/>:<text:tab/>:<text:tab/>:<text:tab/>:</text:p>
      <text:p text:style-name="P2">.<text:tab/>.<text:tab/>.<text:tab/>.<text:tab/>.<text:tab/>.<text:tab/>.<text:tab/>.<text:tab/>.<text:tab/>.<text:tab/>.<text:tab/>.<text:tab/>.</text:p>
      <text:p text:style-name="P2">________________________________________________________________________________</text:p>
      <text:p text:style-name="P2">session/[username] → um para cada cliente que estiver logado.</text:p>
      <text:p text:style-name="P2">________________________________________________________________________________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00:22:35.819477886</meta:creation-date>
    <dc:date>2015-10-16T00:53:06.803107871</dc:date>
    <meta:editing-duration>PT14M50S</meta:editing-duration>
    <meta:editing-cycles>1</meta:editing-cycles>
    <meta:document-statistic meta:table-count="0" meta:image-count="0" meta:object-count="0" meta:page-count="1" meta:paragraph-count="34" meta:word-count="297" meta:character-count="2219" meta:non-whitespace-character-count="1953"/>
    <meta:generator>LibreOffice/4.3.3.2$Linux_X86_64 LibreOffice_project/430m0$Build-2</meta:generator>
  </office:meta>
</office:document-meta>
</file>